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f63" officeooo:paragraph-rsid="00087f6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95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tober 31<text:span text:style-name="T1">st</text:span>, 2022 Meeting Minutes</text:p>
      <text:p text:style-name="P1">- We need a Scribe (Sean) to record meeting minutes</text:p>
      <text:p text:style-name="P1">- Keep up to date on the project board as a method of keeping track of progress</text:p>
      <text:p text:style-name="P1"><text:tab/>- Edit the board, include a priority list of things to accomplis<text:span text:style-name="T3">h</text:span></text:p>
      <text:p text:style-name="P1"><text:tab/>- <text:span text:style-name="T3">Read the project guide for more information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1:08:51.336557515</meta:creation-date>
    <dc:date>2022-11-03T11:11:14.160118787</dc:date>
    <meta:editing-duration>PT2M2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5" meta:word-count="52" meta:character-count="276" meta:non-whitespace-character-count="227"/>
  </office:meta>
</office:document-meta>
</file>